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s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s.add( ResourceCollection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s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getNes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s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invalidateExistingIt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yCollection.My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ollectio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